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f09c" officeooo:paragraph-rsid="0008f09c"/>
    </style:style>
    <style:style style:name="P2" style:family="paragraph" style:parent-style-name="Standard">
      <style:text-properties officeooo:rsid="000a96b0" officeooo:paragraph-rsid="000a96b0"/>
    </style:style>
    <style:style style:name="P3" style:family="paragraph" style:parent-style-name="Standard">
      <style:text-properties officeooo:rsid="000b2264" officeooo:paragraph-rsid="000b2264"/>
    </style:style>
    <style:style style:name="P4" style:family="paragraph" style:parent-style-name="Standard">
      <style:text-properties officeooo:rsid="000d08df" officeooo:paragraph-rsid="000d08df"/>
    </style:style>
    <style:style style:name="P5" style:family="paragraph" style:parent-style-name="Standard">
      <style:text-properties style:text-line-through-style="solid" style:text-line-through-type="single" officeooo:rsid="000d08df" officeooo:paragraph-rsid="000d08df"/>
    </style:style>
    <style:style style:name="T1" style:family="text">
      <style:text-properties officeooo:rsid="000d08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re are routing errors – MC pins 2, 3, 4, 6, 7, 26, 27, 28, 29, 30, 31, 32</text:p>
      <text:p text:style-name="P1"/>
      <text:p text:style-name="P1">Add details for logic level shifter, 5V pins, serial pins, motor driver pins</text:p>
      <text:p text:style-name="P2">Add pullup resistors on the i2c lines <text:span text:style-name="T1">(2.2k)</text:span>.</text:p>
      <text:p text:style-name="P3">Add decoupling capacitor on the limiter switch 2.2 uF</text:p>
      <text:p text:style-name="P5">Power from 12v to 5V ???</text:p>
      <text:p text:style-name="P4"><text:s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6T13:10:15.878000000</dc:date>
    <meta:editing-duration>PT1H15M19S</meta:editing-duration>
    <meta:editing-cycles>5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6" meta:word-count="54" meta:character-count="275" meta:non-whitespace-character-count="224"/>
  </office:meta>
</office:document-meta>
</file>